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office:automatic-styles>
  <office:body>
    <office:text>
      <text:h text:style-name="Title">Journée internationale des données ouvertes</text:h>
      <text:p text:style-name="Author">Robin Millette</text:p>
      <text:p text:style-name="Date">2018-03-03</text:p>
      <text:h text:style-name="Heading_20_1" text:outline-level="1">Journée internationale des données ouvertes</text:h>
      <text:p text:style-name="First_20_paragraph">Lorem ipsum dolor sit amet, consectetur adipiscing elit. Maecenas hendrerit nisl ac tortor tempus fermentum. Vivamus turpis turpis, fermentum eget ante sit amet, luctus iaculis tellus. Aliquam ut libero non turpis tempus fringilla. Pellentesque habitant morbi tristique senectus et netus et malesuada fames ac turpis egestas. Vestibulum dignissim dui vitae nisi lobortis pretium. Vivamus gravida nisl mattis lacinia lacinia. Sed consequat porttitor felis, sed posuere urna tristique at. Quisque ornare quam vitae velit consectetur suscipit. Pellentesque ultricies at turpis vel facilisis.</text:p>
      <text:p text:style-name="Text_20_body">Aliquam egestas bibendum ante. Cras semper tempus posuere. Sed id condimentum orci. Nam orci ligula, viverra vitae turpis non, pellentesque venenatis dolor. Duis nec fringilla odio, id lobortis est. Vivamus volutpat metus lorem, nec tincidunt urna finibus in. Pellentesque eget sem id orci venenatis tincidunt. Cras aliquam feugiat vehicula. Phasellus ac est non nibh hendrerit consequat. Praesent rutrum, ex sed molestie vulputate, risus massa tempus purus, ac posuere nibh arcu eu lectus. Vivamus vel nulla ac ante congue maximus. In a rutrum libero, in pellentesque ex. In lorem dui, lacinia sit amet dolor ac, commodo varius urna.</text:p>
      <text:h text:style-name="Heading_20_1" text:outline-level="1">Participer</text:h>
      <text:p text:style-name="First_20_paragraph">Phasellus fringilla ornare urna, eleifend maximus purus elementum id. Suspendisse potenti. Mauris aliquam, elit vel lobortis accumsan, massa quam facilisis lorem, sit amet pharetra orci lorem non augue. Nullam tincidunt tortor et nulla egestas, non ornare tellus gravida. Nunc ac varius nisl. Vivamus fringilla elementum lorem ut mollis. Suspendisse sit amet tellus tincidunt, suscipit arcu ac, tempor risus. Nunc et dapibus ipsum, et porttitor tortor. Ut pulvinar et dolor eu consequat. Phasellus consequat id arcu at placerat.</text:p>
      <text:p text:style-name="Text_20_body">Fusce euismod vulputate dolor, sit amet rutrum est iaculis a. Aenean sed sapien nec lectus pulvinar molestie. Ut pulvinar, leo id suscipit dictum, ligula purus volutpat velit, in congue nisl ante vitae sem. Aenean vel arcu sed massa aliquam eleifend id eget eros. Donec sed gravida nunc. Suspendisse vestibulum, velit vitae hendrerit pharetra, ante tellus posuere mauris, non convallis justo magna quis libero. Morbi sit amet nisi convallis, placerat mauris in, vehicula nunc. Maecenas nisi risus, laoreet eu dictum nec, venenatis ut massa. Nam non nisl efficitur, sodales ante a, vestibulum arcu. Cras pellentesque felis non purus convallis ultrices. Pellentesque tempor tincidunt consequat. Donec ultricies pretium nisl, eu ultricies dui.</text:p>
      <text:h text:style-name="Heading_20_1" text:outline-level="1">Éditions précédentes</text:h>
      <text:p text:style-name="First_20_paragraph">Cras pharetra, est vel tempor hendrerit, urna mi ultricies nunc, sit amet posuere ligula justo eget velit. Vivamus urna magna, tempor quis sagittis sit amet, ultricies a lacus. Fusce malesuada nulla at orci efficitur iaculis. Etiam dictum iaculis nunc, non porta enim tempus et. Maecenas imperdiet elementum pretium. Mauris placerat, elit non maximus iaculis, odio urna laoreet metus, et tristique ipsum mi in risus. In elit enim, fermentum nec quam eu, sollicitudin sagittis lorem. Etiam non facilisis leo, et porttitor ligula. Donec feugiat sapien in facilisis sodales. Nullam commodo elementum posuere. Ut fringilla, leo at suscipit pretium, nibh leo pretium neque, nec fringilla mi felis non sapien. Vivamus mollis odio varius, pulvinar mi et, eleifend metus. Donec felis lorem, imperdiet in auctor at, porta a justo.</text:p>
      <text:h text:style-name="Heading_20_1" text:outline-level="1">Liens</text:h>
      <text:list text:style-name="L1">
        <text:list-item>
          <text:p text:style-name="P1"><text:a xlink:type="simple" xlink:href="https://forumsdulibre.quebec/t/journee-internationale-des-donnees-ouvertes-2018/324?u=millette" office:name=""><text:span text:style-name="Definition">discussion</text:span></text:a></text:p>
        </text:list-item>
        <text:list-item>
          <text:p text:style-name="P1"><text:a xlink:type="simple" xlink:href="https://wiki.facil.qc.ca/view/Journ%C3%A9e_internationale_des_donn%C3%A9es_ouvertes" office:name=""><text:span text:style-name="Definition">wiki de FACIL</text:span></text:a></text:p>
        </text:list-item>
        <text:list-item>
          <text:p text:style-name="P1"><text:a xlink:type="simple" xlink:href="https://opendataday.org/" office:name=""><text:span text:style-name="Definition">opendataday.org</text:span></text:a></text:p>
        </text:list-item>
        <text:list-item>
          <text:p text:style-name="P1"><text:a xlink:type="simple" xlink:href="https://dates.facil.services/jido2018" office:name=""><text:span text:style-name="Definition">inscription</text:span></text:a></text:p>
        </text:list-item>
        <text:list-item>
          <text:p text:style-name="P1"><text:a xlink:type="simple" xlink:href="https://groups.google.com/forum/#!topic/open-data-day/jB8UDS6JKNk" office:name=""><text:span text:style-name="Definition">discussion #2</text:span></text:a></text:p>
        </text:list-item>
        <text:list-item>
          <text:p text:style-name="P1"><text:a xlink:type="simple" xlink:href="https://twitter.com/RoLLodeQc/status/966047326858104832" office:name=""><text:span text:style-name="Definition">twitter</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Journée internationale des données ouvertes</dc:title>
  </office:meta>
</office:document-meta>
</file>